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M Mono 8" svg:font-family="'LM Mono 8'" style:font-pitch="fixed"/>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5e7b" officeooo:paragraph-rsid="000f5e7b"/>
    </style:style>
    <style:style style:name="P2" style:family="paragraph" style:parent-style-name="Standard">
      <style:text-properties officeooo:rsid="000f5e7b" officeooo:paragraph-rsid="0011aedd"/>
    </style:style>
    <style:style style:name="P3" style:family="paragraph" style:parent-style-name="Standard">
      <style:text-properties officeooo:rsid="000f5e7b" officeooo:paragraph-rsid="001763bc"/>
    </style:style>
    <style:style style:name="P4" style:family="paragraph" style:parent-style-name="Standard">
      <style:text-properties fo:font-size="18pt" fo:font-weight="bold" officeooo:rsid="000f5e7b" officeooo:paragraph-rsid="001763bc" style:font-size-asian="18pt" style:font-weight-asian="bold" style:font-size-complex="18pt" style:font-weight-complex="bold"/>
    </style:style>
    <style:style style:name="P5" style:family="paragraph" style:parent-style-name="Standard">
      <style:text-properties fo:font-weight="bold" officeooo:rsid="0019b9d2" officeooo:paragraph-rsid="0019b9d2" style:font-weight-asian="bold" style:font-weight-complex="bold"/>
    </style:style>
    <style:style style:name="P6" style:family="paragraph" style:parent-style-name="Standard">
      <style:text-properties fo:font-weight="bold" officeooo:rsid="00137884" officeooo:paragraph-rsid="00137884" style:font-weight-asian="bold" style:font-weight-complex="bold"/>
    </style:style>
    <style:style style:name="P7" style:family="paragraph" style:parent-style-name="Standard">
      <style:text-properties fo:font-size="26pt" fo:font-weight="bold" officeooo:rsid="000f5e7b" officeooo:paragraph-rsid="000f5e7b" style:font-size-asian="26pt" style:font-weight-asian="bold" style:font-size-complex="26pt" style:font-weight-complex="bold"/>
    </style:style>
    <style:style style:name="P8" style:family="paragraph" style:parent-style-name="Standard">
      <style:text-properties style:font-name="LM Mono 8" officeooo:rsid="00112cad" officeooo:paragraph-rsid="00112cad"/>
    </style:style>
    <style:style style:name="P9" style:family="paragraph" style:parent-style-name="Standard">
      <style:text-properties style:font-name="LM Mono 8" officeooo:rsid="00112cad" officeooo:paragraph-rsid="001994fb"/>
    </style:style>
    <style:style style:name="P10" style:family="paragraph" style:parent-style-name="Standard">
      <style:text-properties style:font-name="LM Mono 8" officeooo:rsid="00112cad" officeooo:paragraph-rsid="0033570c"/>
    </style:style>
    <style:style style:name="P11" style:family="paragraph" style:parent-style-name="Standard">
      <style:text-properties style:font-name="LM Mono 8" officeooo:rsid="000f5e7b" officeooo:paragraph-rsid="0011aedd"/>
    </style:style>
    <style:style style:name="P12" style:family="paragraph" style:parent-style-name="Standard">
      <style:text-properties style:font-name="LM Mono 8" officeooo:rsid="001994fb" officeooo:paragraph-rsid="001994fb"/>
    </style:style>
    <style:style style:name="P13" style:family="paragraph" style:parent-style-name="Standard">
      <style:text-properties style:font-name="LM Mono 8" officeooo:rsid="002d9f8d" officeooo:paragraph-rsid="002d9f8d"/>
    </style:style>
    <style:style style:name="P14" style:family="paragraph" style:parent-style-name="Standard">
      <style:text-properties style:font-name="LM Mono 8" officeooo:rsid="0037db67" officeooo:paragraph-rsid="00112cad"/>
    </style:style>
    <style:style style:name="P15" style:family="paragraph" style:parent-style-name="Standard">
      <style:text-properties style:font-name="LM Mono 8" fo:font-size="11pt" officeooo:paragraph-rsid="005bc77d" style:font-size-asian="11pt" style:font-size-complex="11pt"/>
    </style:style>
    <style:style style:name="P16" style:family="paragraph" style:parent-style-name="Standard">
      <style:text-properties officeooo:rsid="00112cad" officeooo:paragraph-rsid="00112cad"/>
    </style:style>
    <style:style style:name="P17" style:family="paragraph" style:parent-style-name="Standard">
      <style:text-properties officeooo:rsid="00112cad" officeooo:paragraph-rsid="0011aedd"/>
    </style:style>
    <style:style style:name="P18" style:family="paragraph" style:parent-style-name="Standard">
      <style:text-properties officeooo:rsid="00112cad" officeooo:paragraph-rsid="001598b7"/>
    </style:style>
    <style:style style:name="P19" style:family="paragraph" style:parent-style-name="Standard">
      <style:text-properties officeooo:rsid="0011aedd" officeooo:paragraph-rsid="0011aedd"/>
    </style:style>
    <style:style style:name="P20" style:family="paragraph" style:parent-style-name="Standard">
      <style:text-properties officeooo:rsid="00137884" officeooo:paragraph-rsid="00137884"/>
    </style:style>
    <style:style style:name="P21" style:family="paragraph" style:parent-style-name="Standard">
      <style:text-properties officeooo:rsid="0017eccd" officeooo:paragraph-rsid="0017eccd"/>
    </style:style>
    <style:style style:name="P22" style:family="paragraph" style:parent-style-name="Standard">
      <style:text-properties officeooo:rsid="001994fb" officeooo:paragraph-rsid="001994fb"/>
    </style:style>
    <style:style style:name="P23" style:family="paragraph" style:parent-style-name="Standard">
      <style:text-properties officeooo:rsid="0019b9d2" officeooo:paragraph-rsid="0019b9d2"/>
    </style:style>
    <style:style style:name="P24" style:family="paragraph" style:parent-style-name="Standard">
      <style:text-properties officeooo:rsid="0019b9d2" officeooo:paragraph-rsid="002efee0"/>
    </style:style>
    <style:style style:name="P25" style:family="paragraph" style:parent-style-name="Standard">
      <style:text-properties fo:font-size="12pt" fo:font-weight="normal" officeooo:rsid="0019b9d2" officeooo:paragraph-rsid="0019b9d2" style:font-size-asian="10.5pt" style:font-weight-asian="normal" style:font-size-complex="12pt" style:font-weight-complex="normal"/>
    </style:style>
    <style:style style:name="P26" style:family="paragraph" style:parent-style-name="Standard">
      <style:text-properties fo:font-size="12pt" fo:font-weight="normal" officeooo:rsid="0019c37a" officeooo:paragraph-rsid="0019c37a" style:font-size-asian="10.5pt" style:font-weight-asian="normal" style:font-size-complex="12pt" style:font-weight-complex="normal"/>
    </style:style>
    <style:style style:name="P27" style:family="paragraph" style:parent-style-name="Standard">
      <style:text-properties fo:font-size="12pt" fo:font-weight="bold" officeooo:rsid="000f5e7b" officeooo:paragraph-rsid="001763bc" style:font-size-asian="18pt" style:font-weight-asian="bold" style:font-size-complex="18pt" style:font-weight-complex="bold"/>
    </style:style>
    <style:style style:name="P28" style:family="paragraph" style:parent-style-name="Standard">
      <style:text-properties style:font-name="Liberation Serif" officeooo:rsid="002d9f8d" officeooo:paragraph-rsid="002d9f8d"/>
    </style:style>
    <style:style style:name="P29" style:family="paragraph" style:parent-style-name="Standard">
      <style:text-properties officeooo:rsid="002d9f8d" officeooo:paragraph-rsid="002efee0"/>
    </style:style>
    <style:style style:name="P30" style:family="paragraph" style:parent-style-name="Standard">
      <style:text-properties officeooo:rsid="0037db67" officeooo:paragraph-rsid="0037db67"/>
    </style:style>
    <style:style style:name="P31" style:family="paragraph" style:parent-style-name="Standard">
      <style:text-properties officeooo:rsid="003d0f8c" officeooo:paragraph-rsid="003d0f8c"/>
    </style:style>
    <style:style style:name="P32" style:family="paragraph" style:parent-style-name="Standard">
      <style:text-properties officeooo:rsid="003d026b" officeooo:paragraph-rsid="003f734b"/>
    </style:style>
    <style:style style:name="P33" style:family="paragraph" style:parent-style-name="Standard">
      <style:text-properties officeooo:rsid="0053cbdf" officeooo:paragraph-rsid="0053cbdf"/>
    </style:style>
    <style:style style:name="P34" style:family="paragraph" style:parent-style-name="Standard">
      <style:text-properties officeooo:rsid="00599466" officeooo:paragraph-rsid="00599466"/>
    </style:style>
    <style:style style:name="P35" style:family="paragraph" style:parent-style-name="Standard">
      <style:text-properties officeooo:paragraph-rsid="005a422a"/>
    </style:style>
    <style:style style:name="P36" style:family="paragraph" style:parent-style-name="Standard">
      <style:text-properties officeooo:rsid="005bc77d" officeooo:paragraph-rsid="005bc77d"/>
    </style:style>
    <style:style style:name="P37" style:family="paragraph" style:parent-style-name="Standard" style:master-page-name="">
      <style:paragraph-properties fo:margin-left="0in" fo:margin-right="0in" fo:text-indent="0in" style:auto-text-indent="false" style:page-number="auto"/>
      <style:text-properties style:font-name="LM Mono 8" officeooo:rsid="000f5e7b" officeooo:paragraph-rsid="0011aedd"/>
    </style:style>
    <style:style style:name="P38" style:family="paragraph" style:parent-style-name="Text_20_body">
      <style:paragraph-properties fo:margin-top="0in" fo:margin-bottom="0in" loext:contextual-spacing="false" fo:text-align="start" style:justify-single-word="false"/>
      <style:text-properties style:font-name="LM Mono 8" fo:font-size="10pt" style:font-size-asian="10pt" style:font-size-complex="10pt"/>
    </style:style>
    <style:style style:name="P39" style:family="paragraph" style:parent-style-name="Standard" style:master-page-name="">
      <style:paragraph-properties style:page-number="auto"/>
      <style:text-properties officeooo:rsid="0011aedd" officeooo:paragraph-rsid="0011aedd"/>
    </style:style>
    <style:style style:name="P40" style:family="paragraph" style:parent-style-name="Standard">
      <style:paragraph-properties fo:margin-left="0in" fo:margin-right="-0.3118in" fo:text-indent="0in" style:auto-text-indent="false"/>
      <style:text-properties officeooo:rsid="000f5e7b" officeooo:paragraph-rsid="001f6798"/>
    </style:style>
    <style:style style:name="P41" style:family="paragraph" style:parent-style-name="Standard">
      <style:paragraph-properties fo:margin-left="0in" fo:margin-right="-0.3118in" fo:text-indent="0in" style:auto-text-indent="false"/>
      <style:text-properties fo:font-size="14pt" fo:font-weight="bold" officeooo:rsid="0052898c" officeooo:paragraph-rsid="0052898c" style:font-size-asian="14pt" style:font-weight-asian="bold" style:font-size-complex="14pt" style:font-weight-complex="bold"/>
    </style:style>
    <style:style style:name="P42" style:family="paragraph" style:parent-style-name="Standard">
      <style:paragraph-properties fo:margin-left="0in" fo:margin-right="-0.3118in" fo:text-indent="0in" style:auto-text-indent="false"/>
      <style:text-properties style:font-name="LM Mono 8" officeooo:rsid="000f5e7b" officeooo:paragraph-rsid="0011aedd"/>
    </style:style>
    <style:style style:name="P43" style:family="paragraph" style:parent-style-name="Standard" style:master-page-name="">
      <style:paragraph-properties fo:margin-left="0in" fo:margin-right="-0.3118in" fo:text-indent="0in" style:auto-text-indent="false" style:page-number="auto"/>
      <style:text-properties officeooo:rsid="000f5e7b" officeooo:paragraph-rsid="001f6798"/>
    </style:style>
    <style:style style:name="P44" style:family="paragraph" style:parent-style-name="Standard">
      <style:paragraph-properties fo:break-before="page"/>
      <style:text-properties officeooo:rsid="00112cad" officeooo:paragraph-rsid="001598b7"/>
    </style:style>
    <style:style style:name="P45" style:family="paragraph" style:parent-style-name="Standard">
      <style:paragraph-properties fo:break-before="page"/>
      <style:text-properties officeooo:rsid="000f5e7b" officeooo:paragraph-rsid="001763bc"/>
    </style:style>
    <style:style style:name="P46" style:family="paragraph" style:parent-style-name="Standard" style:list-style-name="L1"/>
    <style:style style:name="P47" style:family="paragraph" style:parent-style-name="Standard" style:list-style-name="L3">
      <style:text-properties fo:font-size="12pt" fo:font-weight="normal" officeooo:rsid="002fc3f6" officeooo:paragraph-rsid="005dcbc4" style:font-size-asian="12pt" style:font-weight-asian="normal" style:font-size-complex="12pt" style:font-weight-complex="normal"/>
    </style:style>
    <style:style style:name="P48" style:family="paragraph" style:parent-style-name="Standard" style:list-style-name="L1">
      <style:text-properties fo:font-size="12pt" fo:font-weight="normal" officeooo:rsid="00599466" officeooo:paragraph-rsid="005f8fb6" style:font-size-asian="12pt" style:font-weight-asian="normal" style:font-size-complex="12pt" style:font-weight-complex="normal"/>
    </style:style>
    <style:style style:name="P49" style:family="paragraph" style:parent-style-name="Standard" style:list-style-name="L1">
      <style:text-properties fo:font-size="12pt" fo:font-weight="normal" officeooo:rsid="00599466" officeooo:paragraph-rsid="00599466" style:font-size-asian="10.5pt" style:font-weight-asian="normal" style:font-size-complex="12pt" style:font-weight-complex="normal"/>
    </style:style>
    <style:style style:name="P50" style:family="paragraph" style:parent-style-name="Standard" style:list-style-name="L1">
      <style:text-properties fo:font-size="12pt" fo:font-weight="normal" officeooo:rsid="0032904c" officeooo:paragraph-rsid="0032904c" style:font-size-asian="10.5pt" style:font-weight-asian="normal" style:font-size-complex="12pt" style:font-weight-complex="normal"/>
    </style:style>
    <style:style style:name="P51" style:family="paragraph" style:parent-style-name="Standard" style:list-style-name="L1">
      <style:text-properties fo:font-size="12pt" fo:font-weight="normal" officeooo:rsid="002fc3f6" officeooo:paragraph-rsid="002fc3f6" style:font-size-asian="10.5pt" style:font-weight-asian="normal" style:font-size-complex="12pt" style:font-weight-complex="normal"/>
    </style:style>
    <style:style style:name="P52" style:family="paragraph" style:parent-style-name="Standard" style:list-style-name="L3">
      <style:text-properties fo:font-size="12pt" fo:font-weight="normal" officeooo:rsid="005dcbc4" officeooo:paragraph-rsid="005dcbc4" style:font-size-asian="10.5pt" style:font-weight-asian="normal" style:font-size-complex="12pt" style:font-weight-complex="normal"/>
    </style:style>
    <style:style style:name="P53" style:family="paragraph" style:parent-style-name="Standard">
      <style:text-properties fo:font-size="12pt" fo:font-weight="bold" officeooo:rsid="002fc3f6" officeooo:paragraph-rsid="005dcbc4" style:font-size-asian="10.5pt" style:font-weight-asian="bold" style:font-size-complex="12pt" style:font-weight-complex="bold"/>
    </style:style>
    <style:style style:name="P54" style:family="paragraph" style:parent-style-name="Standard">
      <style:text-properties fo:font-size="12pt" officeooo:rsid="00112cad" officeooo:paragraph-rsid="005f8fb6" style:font-size-asian="12pt" style:font-size-complex="12pt"/>
    </style:style>
    <style:style style:name="P55" style:family="paragraph" style:parent-style-name="Standard" style:list-style-name="L1">
      <style:text-properties officeooo:rsid="000f5e7b" officeooo:paragraph-rsid="00599466"/>
    </style:style>
    <style:style style:name="P56" style:family="paragraph" style:parent-style-name="Standard">
      <style:text-properties officeooo:rsid="000f5e7b" officeooo:paragraph-rsid="0019b9d2"/>
    </style:style>
    <style:style style:name="P57" style:family="paragraph" style:parent-style-name="Standard">
      <style:text-properties officeooo:rsid="000f5e7b" officeooo:paragraph-rsid="001763bc"/>
    </style:style>
    <style:style style:name="P58" style:family="paragraph" style:parent-style-name="Standard" style:list-style-name="L2">
      <style:text-properties officeooo:rsid="00554bcd" officeooo:paragraph-rsid="00554bcd"/>
    </style:style>
    <style:style style:name="P59" style:family="paragraph" style:parent-style-name="Standard">
      <style:text-properties fo:font-size="18pt" fo:font-weight="bold" officeooo:rsid="000f5e7b" officeooo:paragraph-rsid="001763bc" style:font-size-asian="18pt" style:font-weight-asian="bold" style:font-size-complex="18pt" style:font-weight-complex="bold"/>
    </style:style>
    <style:style style:name="P60" style:family="paragraph" style:parent-style-name="Standard">
      <style:text-properties fo:font-size="18pt" fo:font-weight="bold" officeooo:rsid="000f5e7b" officeooo:paragraph-rsid="000f5e7b" style:font-size-asian="18pt" style:font-weight-asian="bold" style:font-size-complex="18pt" style:font-weight-complex="bold"/>
    </style:style>
    <style:style style:name="P61" style:family="paragraph" style:parent-style-name="Standard" style:list-style-name="L3"/>
    <style:style style:name="P62" style:family="paragraph" style:parent-style-name="Standard">
      <style:text-properties officeooo:rsid="005bf1e8" officeooo:paragraph-rsid="005f8fb6"/>
    </style:style>
    <style:style style:name="P63" style:family="paragraph" style:parent-style-name="Standard">
      <style:text-properties officeooo:rsid="00137884" officeooo:paragraph-rsid="00137884"/>
    </style:style>
    <style:style style:name="P64" style:family="paragraph" style:parent-style-name="Standard">
      <style:text-properties officeooo:rsid="0019b9d2" officeooo:paragraph-rsid="0019b9d2"/>
    </style:style>
    <style:style style:name="P65" style:family="paragraph" style:parent-style-name="Standard">
      <style:text-properties style:font-name="LM Mono 8" fo:font-size="10pt" officeooo:paragraph-rsid="0019b9d2" style:font-size-asian="10pt" style:font-size-complex="10pt"/>
    </style:style>
    <style:style style:name="P66" style:family="paragraph" style:parent-style-name="Standard">
      <style:text-properties style:font-name="Liberation Serif" fo:font-size="12pt" fo:font-weight="normal" officeooo:rsid="002cf8d3" officeooo:paragraph-rsid="0019c37a" style:font-size-asian="10.5pt" style:font-weight-asian="normal" style:font-size-complex="12pt" style:font-weight-complex="normal"/>
    </style:style>
    <style:style style:name="P67" style:family="paragraph" style:parent-style-name="Standard">
      <style:text-properties style:font-name="Liberation Serif" fo:font-size="12pt" fo:font-weight="normal" officeooo:rsid="00607b4d" officeooo:paragraph-rsid="00607b4d" style:font-size-asian="10.5pt" style:font-weight-asian="normal" style:font-size-complex="12pt" style:font-weight-complex="normal"/>
    </style:style>
    <style:style style:name="P68" style:family="paragraph" style:parent-style-name="Standard">
      <style:text-properties style:font-name="Liberation Serif" fo:font-size="12pt" fo:font-weight="normal" officeooo:rsid="00607b4d" officeooo:paragraph-rsid="006147bc" style:font-size-asian="10.5pt" style:font-weight-asian="normal" style:font-size-complex="12pt" style:font-weight-complex="normal"/>
    </style:style>
    <style:style style:name="P69" style:family="paragraph" style:parent-style-name="Standard">
      <style:text-properties style:font-name="Liberation Serif" fo:font-size="18pt" fo:font-weight="bold" officeooo:rsid="00607b4d" officeooo:paragraph-rsid="00607b4d" style:font-size-asian="18pt" style:font-weight-asian="bold" style:font-size-complex="18pt" style:font-weight-complex="bold"/>
    </style:style>
    <style:style style:name="P70" style:family="paragraph" style:parent-style-name="Standard">
      <style:text-properties officeooo:paragraph-rsid="00607b4d"/>
    </style:style>
    <style:style style:name="P71" style:family="paragraph" style:parent-style-name="Text_20_body" style:list-style-name="L1">
      <style:paragraph-properties fo:margin-top="0in" fo:margin-bottom="0in" loext:contextual-spacing="false" fo:text-align="start" style:justify-single-word="false"/>
      <style:text-properties style:font-name="LM Mono 8" fo:font-size="10pt" officeooo:paragraph-rsid="002fc3f6" style:font-size-asian="10pt" style:font-size-complex="10pt"/>
    </style:style>
    <style:style style:name="P72" style:family="paragraph" style:parent-style-name="Text_20_body" style:list-style-name="L1">
      <style:paragraph-properties fo:margin-top="0in" fo:margin-bottom="0in" loext:contextual-spacing="false" fo:text-align="start" style:justify-single-word="false"/>
      <style:text-properties style:font-name="LM Mono 8" fo:font-size="10pt" fo:font-weight="normal" officeooo:rsid="002fc3f6" officeooo:paragraph-rsid="002fc3f6" style:font-size-asian="10pt" style:font-weight-asian="normal" style:font-size-complex="10pt" style:font-weight-complex="normal"/>
    </style:style>
    <style:style style:name="P73" style:family="paragraph" style:parent-style-name="Text_20_body" style:list-style-name="L1">
      <style:paragraph-properties fo:margin-top="0in" fo:margin-bottom="0in" loext:contextual-spacing="false" fo:text-align="start" style:justify-single-word="false"/>
      <style:text-properties officeooo:rsid="003aa240" officeooo:paragraph-rsid="003aa240"/>
    </style:style>
    <style:style style:name="T1" style:family="text">
      <style:text-properties officeooo:rsid="00112cad"/>
    </style:style>
    <style:style style:name="T2" style:family="text">
      <style:text-properties style:font-name="LM Mono 8"/>
    </style:style>
    <style:style style:name="T3" style:family="text">
      <style:text-properties style:font-name="LM Mono 8" officeooo:rsid="003aa240"/>
    </style:style>
    <style:style style:name="T4" style:family="text">
      <style:text-properties style:font-name="LM Mono 8" fo:font-size="10pt" style:font-size-asian="10pt" style:font-size-complex="10pt"/>
    </style:style>
    <style:style style:name="T5" style:family="text">
      <style:text-properties style:font-name="LM Mono 8" fo:font-size="10pt" fo:font-weight="normal" fo:background-color="#ffff00" loext:char-shading-value="0" style:font-size-asian="10pt" style:font-weight-asian="normal" style:font-size-complex="10pt" style:font-weight-complex="normal"/>
    </style:style>
    <style:style style:name="T6" style:family="text">
      <style:text-properties style:font-name="LM Mono 8" fo:font-size="10pt" fo:font-weight="normal" officeooo:rsid="00599466" fo:background-color="#ffff00" loext:char-shading-value="0" style:font-size-asian="10pt" style:font-weight-asian="normal" style:font-size-complex="10pt" style:font-weight-complex="normal"/>
    </style:style>
    <style:style style:name="T7" style:family="text">
      <style:text-properties style:font-name="LM Mono 8" fo:font-size="10pt" fo:font-weight="normal" officeooo:rsid="002fc3f6" fo:background-color="#ffff00" loext:char-shading-value="0" style:font-size-asian="10pt" style:font-weight-asian="normal" style:font-size-complex="10pt" style:font-weight-complex="normal"/>
    </style:style>
    <style:style style:name="T8" style:family="text">
      <style:text-properties style:font-name="LM Mono 8" fo:font-size="10pt" style:text-underline-style="none" officeooo:rsid="005a422a" style:font-size-asian="10pt" style:font-size-complex="10pt"/>
    </style:style>
    <style:style style:name="T9" style:family="text">
      <style:text-properties style:font-name="LM Mono 8" officeooo:rsid="005a422a"/>
    </style:style>
    <style:style style:name="T10" style:family="text">
      <style:text-properties fo:font-size="1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fo:font-weight="bold" officeooo:rsid="0010e00c" style:font-size-asian="18pt" style:font-weight-asian="bold" style:font-size-complex="18pt" style:font-weight-complex="bold"/>
    </style:style>
    <style:style style:name="T13" style:family="text">
      <style:text-properties fo:font-size="18pt" fo:font-weight="bold" officeooo:rsid="0041624f" style:font-size-asian="18pt" style:font-weight-asian="bold" style:font-size-complex="18pt" style:font-weight-complex="bold"/>
    </style:style>
    <style:style style:name="T14" style:family="text">
      <style:text-properties fo:font-size="18pt" fo:font-weight="bold" officeooo:rsid="00605553" style:font-size-asian="18pt" style:font-weight-asian="bold" style:font-size-complex="18pt" style:font-weight-complex="bold"/>
    </style:style>
    <style:style style:name="T15" style:family="text">
      <style:text-properties officeooo:rsid="0011aedd"/>
    </style:style>
    <style:style style:name="T16" style:family="text">
      <style:text-properties fo:font-weight="bold" style:font-weight-asian="bold" style:font-weight-complex="bold"/>
    </style:style>
    <style:style style:name="T17" style:family="text">
      <style:text-properties fo:font-weight="bold" officeooo:rsid="00112cad" style:font-weight-asian="bold" style:font-weight-complex="bold"/>
    </style:style>
    <style:style style:name="T18" style:family="text">
      <style:text-properties officeooo:rsid="001994fb"/>
    </style:style>
    <style:style style:name="T19" style:family="text">
      <style:text-properties officeooo:rsid="0019c37a"/>
    </style:style>
    <style:style style:name="T20" style:family="text">
      <style:text-properties officeooo:rsid="001f6798"/>
    </style:style>
    <style:style style:name="T21" style:family="text">
      <style:text-properties style:font-name="Liberation Serif" fo:background-color="transparent" loext:char-shading-value="0"/>
    </style:style>
    <style:style style:name="T22" style:family="text">
      <style:text-properties style:font-name="Liberation Serif" officeooo:rsid="003aa240" fo:background-color="transparent" loext:char-shading-value="0"/>
    </style:style>
    <style:style style:name="T23" style:family="text">
      <style:text-properties style:font-name="Liberation Serif" officeooo:rsid="005f8fb6" fo:background-color="transparent" loext:char-shading-value="0"/>
    </style:style>
    <style:style style:name="T24" style:family="text">
      <style:text-properties officeooo:rsid="002b6a4b"/>
    </style:style>
    <style:style style:name="T25" style:family="text">
      <style:text-properties officeooo:rsid="0019b9d2"/>
    </style:style>
    <style:style style:name="T26" style:family="text">
      <style:text-properties officeooo:rsid="0031d534"/>
    </style:style>
    <style:style style:name="T27" style:family="text">
      <style:text-properties officeooo:rsid="0033570c"/>
    </style:style>
    <style:style style:name="T28" style:family="text">
      <style:text-properties officeooo:rsid="0037db67"/>
    </style:style>
    <style:style style:name="T29" style:family="text">
      <style:text-properties fo:font-weight="normal" officeooo:rsid="006147bc" style:font-weight-asian="normal" style:font-weight-complex="normal"/>
    </style:style>
    <style:style style:name="T30" style:family="text">
      <style:text-properties officeooo:rsid="003d0f8c"/>
    </style:style>
    <style:style style:name="T31" style:family="text">
      <style:text-properties fo:font-size="12pt" style:font-size-asian="12pt" style:font-size-complex="12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2fc3f6" style:font-size-asian="12pt" style:font-weight-asian="normal" style:font-size-complex="12pt" style:font-weight-complex="normal"/>
    </style:style>
    <style:style style:name="T34" style:family="text">
      <style:text-properties fo:font-size="14pt" fo:font-weight="normal" officeooo:rsid="006147bc" style:font-size-asian="14pt" style:font-weight-asian="normal" style:font-size-complex="14pt" style:font-weight-complex="normal"/>
    </style:style>
    <style:style style:name="T35" style:family="text">
      <style:text-properties officeooo:rsid="00554bcd"/>
    </style:style>
    <style:style style:name="T36" style:family="text">
      <style:text-properties officeooo:rsid="00599466"/>
    </style:style>
    <style:style style:name="T37" style:family="text">
      <style:text-properties fo:color="#000000" style:font-name="LM Mono 8" fo:font-size="10pt" fo:font-weight="normal" fo:background-color="#ffff00" loext:char-shading-value="0" style:font-size-asian="10pt" style:font-weight-asian="normal" style:font-size-complex="10pt" style:font-weight-complex="normal"/>
    </style:style>
    <style:style style:name="T38" style:family="text">
      <style:text-properties fo:color="#000000" style:font-name="LM Mono 8" fo:font-size="10pt" fo:font-weight="normal" officeooo:rsid="002fc3f6" fo:background-color="#ffff00" loext:char-shading-value="0" style:font-size-asian="10pt" style:font-weight-asian="normal" style:font-size-complex="10pt" style:font-weight-complex="normal"/>
    </style:style>
    <style:style style:name="T39" style:family="text">
      <style:text-properties fo:color="#000000" style:font-name="LM Mono 8" fo:font-size="10pt" fo:font-weight="normal" officeooo:rsid="003aa240" fo:background-color="#ffff00" loext:char-shading-value="0" style:font-size-asian="10pt" style:font-weight-asian="normal" style:font-size-complex="10pt" style:font-weight-complex="normal"/>
    </style:style>
    <style:style style:name="T40" style:family="text">
      <style:text-properties fo:color="#000000" style:font-name="LM Mono 8" fo:font-size="10pt" fo:font-weight="normal" officeooo:rsid="00599466" fo:background-color="#ffff00" loext:char-shading-value="0" style:font-size-asian="10pt" style:font-weight-asian="normal" style:font-size-complex="10pt" style:font-weight-complex="normal"/>
    </style:style>
    <style:style style:name="T41" style:family="text">
      <style:text-properties fo:color="#000000" style:font-name="LM Mono 8" fo:font-size="10pt" fo:font-weight="normal" officeooo:rsid="0011aedd" fo:background-color="#ffff00" loext:char-shading-value="0" style:font-size-asian="10pt" style:font-weight-asian="normal" style:font-size-complex="10pt" style:font-weight-complex="normal"/>
    </style:style>
    <style:style style:name="T42" style:family="text">
      <style:text-properties fo:color="#ff3333" style:font-name="Liberation Serif" fo:font-size="12pt" style:text-underline-style="solid" style:text-underline-width="auto" style:text-underline-color="font-color" fo:font-weight="bold" fo:background-color="#ffff66" loext:char-shading-value="0" style:font-size-asian="10.5pt" style:font-weight-asian="bold" style:font-size-complex="12pt" style:font-weight-complex="bold"/>
    </style:style>
    <style:style style:name="T43" style:family="text">
      <style:text-properties fo:color="#ff3333" style:font-name="Liberation Serif" fo:font-size="12pt" style:text-underline-style="solid" style:text-underline-width="auto" style:text-underline-color="font-color" fo:font-weight="bold" officeooo:rsid="005a422a" fo:background-color="#ffff66" loext:char-shading-value="0" style:font-size-asian="10.5pt" style:font-weight-asian="bold" style:font-size-complex="12pt" style:font-weight-complex="bold"/>
    </style:style>
    <style:style style:name="T44" style:family="text">
      <style:text-properties fo:font-variant="normal" fo:text-transform="none" fo:color="#000000" style:font-name="LM Mono 8" fo:font-size="10pt" fo:letter-spacing="normal" fo:font-style="normal" style:font-size-asian="10pt" style:font-size-complex="10pt"/>
    </style:style>
    <style:style style:name="T45" style:family="text">
      <style:text-properties fo:font-variant="normal" fo:text-transform="none" fo:color="#000000" style:font-name="LM Mono 8" fo:font-size="10pt" fo:letter-spacing="normal" fo:font-style="normal" officeooo:rsid="00599466" style:font-size-asian="10pt" style:font-size-complex="10pt"/>
    </style:style>
    <style:style style:name="T46" style:family="text">
      <style:text-properties fo:font-variant="normal" fo:text-transform="none" fo:color="#000000" style:font-name="LM Mono 8" fo:font-size="10pt" fo:letter-spacing="normal" fo:font-style="normal" officeooo:rsid="005a422a" style:font-size-asian="10pt" style:font-size-complex="10pt"/>
    </style:style>
    <style:style style:name="T47" style:family="text">
      <style:text-properties fo:font-variant="normal" fo:text-transform="none" fo:color="#000000" style:font-name="LM Mono 8" fo:letter-spacing="normal" fo:font-style="normal" fo:font-weight="normal"/>
    </style:style>
    <style:style style:name="T48" style:family="text">
      <style:text-properties fo:font-variant="normal" fo:text-transform="none" fo:color="#000000" style:font-name="LM Mono 8" fo:letter-spacing="normal" fo:font-style="normal" fo:font-weight="normal" officeooo:rsid="005bf1e8"/>
    </style:style>
    <style:style style:name="T49" style:family="text">
      <style:text-properties fo:font-variant="normal" fo:text-transform="none" fo:color="#000000" style:font-name="LM Mono 8" fo:letter-spacing="normal" fo:font-style="normal" fo:font-weight="normal" officeooo:rsid="00599466"/>
    </style:style>
    <style:style style:name="T50" style:family="text">
      <style:text-properties fo:font-variant="normal" fo:text-transform="none" fo:color="#000000" style:font-name="LM Mono 8" fo:font-size="12pt" fo:letter-spacing="normal" fo:font-style="normal" fo:font-weight="normal" style:font-size-asian="12pt" style:font-size-complex="12pt"/>
    </style:style>
    <style:style style:name="T51" style:family="text">
      <style:text-properties fo:font-variant="normal" fo:text-transform="none" fo:color="#000000" style:font-name="LM Mono 8" fo:font-size="12pt" fo:letter-spacing="normal" fo:font-style="normal" fo:font-weight="normal" officeooo:rsid="00599466" style:font-size-asian="12pt" style:font-size-complex="12pt"/>
    </style:style>
    <style:style style:name="T52" style:family="text">
      <style:text-properties fo:font-variant="normal" fo:text-transform="none" fo:color="#000000" style:font-name="LM Mono 8" fo:font-size="12pt" fo:letter-spacing="normal" fo:font-style="normal" fo:font-weight="normal" officeooo:rsid="00112cad" style:font-size-asian="12pt" style:font-size-complex="12pt"/>
    </style:style>
    <style:style style:name="T53" style:family="text">
      <style:text-properties officeooo:rsid="005a422a"/>
    </style:style>
    <style:style style:name="T54" style:family="text">
      <style:text-properties officeooo:rsid="005bc77d"/>
    </style:style>
    <style:style style:name="T55" style:family="text">
      <style:text-properties officeooo:rsid="005bf1e8"/>
    </style:style>
    <style:style style:name="T56" style:family="text">
      <style:text-properties officeooo:rsid="005dcbc4"/>
    </style:style>
    <style:style style:name="T57" style:family="text">
      <style:text-properties fo:font-style="italic" style:font-style-asian="italic" style:font-style-complex="italic"/>
    </style:style>
    <style:style style:name="T58" style:family="text">
      <style:text-properties officeooo:rsid="005f8fb6"/>
    </style:style>
    <style:style style:name="T59" style:family="text">
      <style:text-properties officeooo:rsid="00605553"/>
    </style:style>
    <style:style style:name="T60" style:family="text">
      <style:text-properties style:font-name="LM Mono 8" fo:font-size="12pt" style:font-size-asian="12pt" style:font-size-complex="12pt"/>
    </style:style>
    <style:style style:name="T61" style:family="text">
      <style:text-properties style:font-name="LM Mono 8" fo:font-size="12pt" officeooo:rsid="00605553" style:font-size-asian="12pt" style:font-size-complex="12pt"/>
    </style:style>
    <style:style style:name="T62" style:family="text">
      <style:text-properties fo:font-size="8pt" style:font-size-asian="8pt" style:font-size-complex="8pt"/>
    </style:style>
    <style:style style:name="T63" style:family="text">
      <style:text-properties fo:font-size="8pt" fo:background-color="#fff200" loext:char-shading-value="0" style:font-size-asian="8pt" style:font-size-complex="8pt"/>
    </style:style>
    <style:style style:name="T64" style:family="text">
      <style:text-properties fo:font-size="8pt" officeooo:rsid="006147bc" fo:background-color="#fff200" loext:char-shading-value="0" style:font-size-asian="8pt" style:font-size-complex="8pt"/>
    </style:style>
    <style:style style:name="T65" style:family="text">
      <style:text-properties fo:font-size="8pt" fo:font-weight="normal" officeooo:rsid="00607b4d" style:font-size-asian="8pt" style:font-weight-asian="normal" style:font-size-complex="8pt" style:font-weight-complex="normal"/>
    </style:style>
    <style:style style:name="T66" style:family="text">
      <style:text-properties officeooo:rsid="006147bc"/>
    </style:style>
    <style:style style:name="T67" style:family="text">
      <style:text-properties style:font-name="Liberation Sans" officeooo:rsid="006147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rt_grobid tutorial</text:p>
      <text:p text:style-name="P60"/>
      <text:p text:style-name="P53"><text:span text:style-name="T56">What you need:</text:span></text:p>
      <text:list xml:id="list639630082" text:style-name="L3">
        <text:list-item>
          <text:p text:style-name="P52">a personal web page. E.g. <text:span text:style-name="T36">(with your user-id)</text:span></text:p>
          <text:list>
            <text:list-item>
              <text:p text:style-name="P52"><text:span text:style-name="T8">@CERN </text:span><text:span text:style-name="T44">/eos/user/U/USER/www</text:span><text:span text:style-name="T45">/for_grobid</text:span><text:span text:style-name="T44"> <text:s/><text:line-break/> <text:s text:c="3"/></text:span><text:span text:style-name="T45">= https://</text:span><text:span text:style-name="T44">USER</text:span><text:span text:style-name="T45">.web.cern.ch/for_grobid</text:span></text:p>
            </text:list-item>
            <text:list-item>
              <text:p text:style-name="P52"><text:span text:style-name="T45">@DESY /afs/desy.de/user/</text:span><text:span text:style-name="T44">U</text:span><text:span text:style-name="T45">/</text:span><text:span text:style-name="T44">USER-</text:span><text:span text:style-name="T45">/www/for_grobid <text:line-break/> <text:s text:c="3"/></text:span><text:span text:style-name="T46">= https://www.desy.de/~</text:span><text:span text:style-name="T44">USER</text:span><text:span text:style-name="T46">/for_grobid/ </text:span></text:p>
            </text:list-item>
          </text:list>
        </text:list-item>
        <text:list-item>
          <text:p text:style-name="P61">an INSPIRE proceedings/book record with record-ID: &lt;recid&gt;</text:p>
        </text:list-item>
        <text:list-item>
          <text:p text:style-name="P47">a page-file with a list of page-ranges how to cut the pdf, can be named &lt;recid&gt;.txt</text:p>
        </text:list-item>
      </text:list>
      <text:p text:style-name="P53"/>
      <text:p text:style-name="P53"/>
      <text:p text:style-name="P53">This is how it should work if there are no problems:</text:p>
      <text:list xml:id="list4200095922" text:style-name="L1">
        <text:list-item>
          <text:p text:style-name="P55"><text:span text:style-name="T33">log in to lxplus</text:span><text:span text:style-name="T32">.cern.ch<text:line-break/></text:span><text:span text:style-name="T37">python </text:span><text:span text:style-name="T39">~</text:span><text:span text:style-name="T37">sachs/public/grobid_</text:span><text:span text:style-name="T40">proceedings</text:span><text:span text:style-name="T37">/start_grobid.py </text:span><text:span text:style-name="T38">&lt;</text:span><text:span text:style-name="T41">recid</text:span><text:span text:style-name="T38">&gt;</text:span><text:span text:style-name="T41">.txt<text:line-break/></text:span><text:span text:style-name="T15">or<text:line-break/></text:span><text:span text:style-name="T5">python /afs/cern.ch/user/s/sachs/public/grobid_</text:span><text:span text:style-name="T6">proceedings</text:span><text:span text:style-name="T5">/start_grobid.py </text:span><text:span text:style-name="T7">&lt;recid&gt; page-file</text:span></text:p>
        </text:list-item>
        <text:list-item>
          <text:p text:style-name="P49"><text:span text:style-name="T57">same code is on</text:span> <text:span text:style-name="T4">/afs/desy.de/user/l/library/proc/grobid_proceedings</text:span></text:p>
        </text:list-item>
        <text:list-item>
          <text:p text:style-name="P48"><text:span text:style-name="T22">t</text:span><text:span text:style-name="T21">he fulltext has to be downloaded </text:span><text:span text:style-name="T23">manually to the directory you are working on<text:line-break/></text:span><text:span text:style-name="T21">and some metadata updated (the program will tell you)</text:span></text:p>
        </text:list-item>
        <text:list-item>
          <text:p text:style-name="P50"><text:span text:style-name="T58">when the program is done </text:span>check and correct the xml file</text:p>
        </text:list-item>
        <text:list-item>
          <text:p text:style-name="P51">copy-and-paste 2 commands that are written when the program finishes, e.g.</text:p>
          <text:p text:style-name="P71">tar -rf grobid.tar grobid.split_1396244.xml </text:p>
          <text:p text:style-name="P72">echo grobid.split_1396244.xml | mail -s Grobid -a grobid.tar desydoc@desy.de </text:p>
        </text:list-item>
        <text:list-item>
          <text:p text:style-name="P46">let someone <text:span text:style-name="T56">at DESY know, so we can find it in the holdingpen</text:span></text:p>
        </text:list-item>
        <text:list-item>
          <text:p text:style-name="P73"><text:span text:style-name="T42">Do not delete the created single pdf files until everything is uploaded. <text:line-break/>They are needed for the </text:span><text:span text:style-name="T43">full-text</text:span><text:span text:style-name="T42"> upload.</text:span></text:p>
        </text:list-item>
      </text:list>
      <text:p text:style-name="P33"/>
      <text:p text:style-name="P34">The xml file will be generated in the directory you are working on.</text:p>
      <text:p text:style-name="P35"><text:span text:style-name="T36">The single full-text files will be generated in your personal web page for upload.<text:line-break/></text:span></text:p>
      <text:p text:style-name="P36">Let DESY know that a grobid file has been send and for which recid.</text:p>
      <text:p text:style-name="P36">You can search for the workflows in the holdingpen by e.g. <text:span text:style-name="T56">(to be implemented)</text:span></text:p>
      <text:p text:style-name="P15"><text:span text:style-name="T54">metadata.</text:span>_private_notes:”<text:span text:style-name="T54">DOKIFILE:grobid.split_1396244”</text:span></text:p>
      <text:p text:style-name="P33"/>
      <text:p text:style-name="P33">Extraction of metadata will run on all pdf files in the <text:span text:style-name="T4">&lt;recid&gt;_for_grobid</text:span> directory, including subdirectories. The article-id/page-number that is written to 773__c is taken from the filenames; <text:line-break/>the program takes everything after the last underscore. <text:span text:style-name="T35">To get that info right you can</text:span></text:p>
      <text:list xml:id="list2720404035" text:style-name="L2">
        <text:list-item>
          <text:p text:style-name="P58">rename the single pdf files accordingly</text:p>
        </text:list-item>
        <text:list-item>
          <text:p text:style-name="P58">fix the xml file before upload</text:p>
        </text:list-item>
      </text:list>
      <text:p text:style-name="P1"/>
      <text:p text:style-name="P43"><text:span text:style-name="T2">python </text:span><text:span text:style-name="T3">~</text:span><text:span text:style-name="T2">sachs/public/grobid_</text:span><text:span text:style-name="T9">proceedings</text:span><text:span text:style-name="T2">/start_grobid.py</text:span><text:span text:style-name="T20"> will give you a short help.</text:span></text:p>
      <text:p text:style-name="P40"/>
      <text:p text:style-name="P41">This tutorial is on <text:span text:style-name="T2">http://www.desy.de/~sachs/grobid_tutorial.pdf</text:span></text:p>
      <text:p text:style-name="P18"/>
      <text:p text:style-name="P44"><text:span text:style-name="T13">How to start it</text:span><text:span text:style-name="T11">:</text:span></text:p>
      <text:p text:style-name="P1"/>
      <text:p text:style-name="P32">Call start_grobid.py from a directory where you have write permission. <text:s/>The xml-files will be created in this directory. </text:p>
      <text:p text:style-name="P32"><text:span text:style-name="T1">You need a </text:span><text:span text:style-name="T17">page-file</text:span><text:span text:style-name="T15">, it doesn't need to be public but it should be on afs.</text:span></text:p>
      <text:p text:style-name="P17"/>
      <text:p text:style-name="P16">1st example: <text:s/>e.g. pages 23-29 of the pdf will get 773__c:3-9</text:p>
      <text:p text:style-name="P30">there can be more than one #offset line, valid for the following page numbers</text:p>
      <text:p text:style-name="P8"><text:s text:c="4"/>#offset=20</text:p>
      <text:p text:style-name="P8"><text:s text:c="4"/>3-9</text:p>
      <text:p text:style-name="P8"><text:s text:c="4"/>11-14</text:p>
      <text:p text:style-name="P14"><text:s text:c="4"/>#offset=24</text:p>
      <text:p text:style-name="P8"><text:s text:c="4"/><text:span text:style-name="T28">15-21</text:span></text:p>
      <text:p text:style-name="P16">-----------------------------------------</text:p>
      <text:p text:style-name="P16"><text:span text:style-name="T53">2nd</text:span> example: <text:s/>e.g. pages <text:s/>5-17 of the pdf will get 773__c:qcd12</text:p>
      <text:p text:style-name="P16">article-ids should not contain spaces or underscores</text:p>
      <text:p text:style-name="P10"><text:s text:c="4"/>5-17 <text:s text:c="3"/>qcd12<text:span text:style-name="T27"> <text:s/></text:span></text:p>
      <text:p text:style-name="P8"><text:s text:c="4"/>21-29 <text:s text:c="2"/>susy-4</text:p>
      <text:p text:style-name="P1"/>
      <text:p text:style-name="P1"/>
      <text:p text:style-name="P2">Currently the <text:span text:style-name="T16">code</text:span> is in my public directory and you can call it with</text:p>
      <text:p text:style-name="P11">python /afs/cern.ch/user/s/sachs/public/grobid_<text:span text:style-name="T55">proceedings</text:span>/start_grobid.py <text:span text:style-name="T15">recid.txt</text:span></text:p>
      <text:p text:style-name="P39">or</text:p>
      <text:p text:style-name="P42">python /afs/cern.ch/user/s/sachs/public/grobid_<text:span text:style-name="T55">proceedings</text:span>/start_grobid.py <text:span text:style-name="T15">recid page-file</text:span></text:p>
      <text:p text:style-name="P37"/>
      <text:p text:style-name="P19">recid is the record-ID of the Proceedings or Book record and page_file is the name of a file holding info how to cut the pdf. In the 1st example recid.txt is the page_filename.</text:p>
      <text:p text:style-name="P19"/>
      <text:p text:style-name="P19">The resulting xml file will be written to your current directory.</text:p>
      <text:p text:style-name="P17"/>
      <text:p text:style-name="P17"><text:span text:style-name="T16">files</text:span> will be created in <text:s/><text:span text:style-name="T58">you current directory and</text:span></text:p>
      <text:p text:style-name="P54"><text:span text:style-name="T48">@CERN: </text:span><text:span text:style-name="T47">/eos/user/</text:span><text:span text:style-name="T48">U</text:span><text:span text:style-name="T47">/</text:span><text:span text:style-name="T48">USER</text:span><text:span text:style-name="T47">/www</text:span><text:span text:style-name="T49">/for_grobid/</text:span><text:span text:style-name="T47">&lt;recid&gt;_for_grobid</text:span></text:p>
      <text:p text:style-name="P62"><text:span text:style-name="T51">@</text:span><text:span text:style-name="T50">DESY: /afs/desy.de/user/U/USER/www/for_grobid/</text:span><text:span text:style-name="T52">&lt;recid&gt;_for_grobid</text:span></text:p>
      <text:p text:style-name="P16"/>
      <text:p text:style-name="P20">In the end the program will <text:span text:style-name="T55">suggest to delete some files.</text:span></text:p>
      <text:p text:style-name="P20"/>
      <text:p text:style-name="P6"><text:span text:style-name="T55">T</text:span>he pdf files of the contributions are needed later for FFT upload.</text:p>
      <text:p text:style-name="P4"/>
      <text:p text:style-name="P45"><text:span text:style-name="T14">A</text:span><text:span text:style-name="T12">)</text:span><text:span text:style-name="T11"><text:tab/>cut the master-pdf</text:span></text:p>
      <text:p text:style-name="P27"><text:tab/><text:span text:style-name="T10">Do you want to cut the pdf?</text:span></text:p>
      <text:p text:style-name="P3"/>
      <text:p text:style-name="P21">The information in page-file is used to generate pdftk com<text:span text:style-name="T26">m</text:span>ands.</text:p>
      <text:p text:style-name="P21">For your control they are printed.</text:p>
      <text:p text:style-name="P21">It shows which pages of the master pdf are written to which filename.</text:p>
      <text:p text:style-name="P21"/>
      <text:p text:style-name="P21">Esp. if the metadata extraction fails it is a good idea to look at a few pdfs to make sure it selected the correct pages.</text:p>
      <text:p text:style-name="P21"/>
      <text:p text:style-name="P22">You might get a warning:</text:p>
      <text:p text:style-name="P12">WARNING: additional file(s) in grobid directory:</text:p>
      <text:p text:style-name="P12">list of files</text:p>
      <text:p text:style-name="P22"/>
      <text:p text:style-name="P22">If these files should not be included, you have to delete them before you go to the next step.</text:p>
      <text:p text:style-name="P3"/>
      <text:p text:style-name="P3"/>
      <text:p text:style-name="P3"><text:span text:style-name="T14">B</text:span><text:span text:style-name="T11">)<text:tab/>extract metadata and write xml-file</text:span></text:p>
      <text:p text:style-name="P4"><text:tab/>Call GROBID now? [y]/n/<text:span text:style-name="T30">s</text:span></text:p>
      <text:p text:style-name="P3"/>
      <text:p text:style-name="P31">If you want to skip the extraction of metadata answer 's' (skip)</text:p>
      <text:p text:style-name="P31"/>
      <text:p text:style-name="P31"/>
      <text:p text:style-name="P22">grobid will run on all pdf files in </text:p>
      <text:p text:style-name="P9">….../<text:span text:style-name="T59">www/for_grobid/</text:span>&lt;recid&gt;_f<text:span text:style-name="T18">or_grobid</text:span></text:p>
      <text:p text:style-name="P3"/>
      <text:p text:style-name="P23">It tries to extract authors, affiliations, title and abstract.</text:p>
      <text:p text:style-name="P23">This information and basic metadata from the &lt;recid&gt;_metadata.txt file <text:span text:style-name="T26">are written</text:span> to an xml file in the directory where you called start_grobid. The file is called</text:p>
      <text:p text:style-name="P23"/>
      <text:p text:style-name="P23"><text:span text:style-name="T2">grobid_split_&lt;name&gt;.xml</text:span> where &lt;name&gt; is the recid <text:span text:style-name="T59">o</text:span>f the master record</text:p>
      <text:p text:style-name="P23"/>
      <text:p text:style-name="P56"/>
      <text:p text:style-name="P5">Check that the xml file is not complete garbage!</text:p>
      <text:p text:style-name="P3"/>
      <text:p text:style-name="P23">Empty fields are in the xml file for author (100) and title (245) if grobid could not extract this information. Esp. if the file is send to DESY you have to add this info.</text:p>
      <text:p text:style-name="Standard">You can search<text:span text:style-name="T31"> for </text:span><text:span text:style-name="T60">”</text:span><text:span text:style-name="T61">&gt;</text:span><text:span text:style-name="T60">&lt;”</text:span><text:span text:style-name="T31"> i</text:span>n the xml file.</text:p>
      <text:p text:style-name="P24">We do a matching based on title and author which will fail if the fields are empty or the quality of the data is too bad. </text:p>
      <text:p text:style-name="P24"/>
      <text:p text:style-name="P29">If you edit the xml file you might want to execute</text:p>
      <text:p text:style-name="P13">xmllint <text:span text:style-name="T25">grobid_split_&lt;name&gt;.xml</text:span></text:p>
      <text:p text:style-name="P28">If it just prints the xml everything is fine, if it gives an error message please fix the xml file.</text:p>
      <text:p text:style-name="P3"/>
      <text:p text:style-name="P3"/>
      <text:p text:style-name="P3"/>
      <text:p text:style-name="P3"/>
      <text:p text:style-name="P3"/>
      <text:p text:style-name="P3"><text:soft-page-break/><text:span text:style-name="T14">C</text:span><text:span text:style-name="T11">) ingest xml-file</text:span></text:p>
      <text:p text:style-name="P23"/>
      <text:p text:style-name="P25">In the end the program <text:span text:style-name="T59">will tell you</text:span> what to do with the xml files, <text:span text:style-name="T19">e.g.</text:span></text:p>
      <text:p text:style-name="P65"/>
      <text:p text:style-name="P38">send it to the journal workflow: </text:p>
      <text:p text:style-name="P38">&gt; tar -rf grobid.tar grobid.split_arXiv:1605.02151.xml </text:p>
      <text:p text:style-name="P38">&gt; echo grobid.split_arXiv:1605.02151.xml | mail -s Grobid -a grobid.tar desydoc@desy.de </text:p>
      <text:p text:style-name="P25"/>
      <text:p text:style-name="P26">You can copy the text after the &gt; and execute this as line-com<text:span text:style-name="T24">m</text:span>and.</text:p>
      <text:p text:style-name="P26"/>
      <text:p text:style-name="P66"/>
      <text:p text:style-name="P69"><text:span text:style-name="T66">D) </text:span>Example <text:span text:style-name="T34">(run at DESY, path names might be different)</text:span></text:p>
      <text:p text:style-name="P67"/>
      <text:p text:style-name="P70"><text:span text:style-name="Source_20_Text"><text:span text:style-name="T65">[sachs@inspire3] ~/grobid &gt; python $afl/proc/grobid_proceedings/start_grobid.py 1776837.txt </text:span></text:span></text:p>
      <text:p text:style-name="P67"><text:span text:style-name="Source_20_Text"><text:span text:style-name="T62">Hi!</text:span></text:span></text:p>
      <text:p text:style-name="P67"><text:span text:style-name="Source_20_Text"><text:span text:style-name="T62">You are starting the process to extract contributions from an INSPIRE fulltext of record 1776837</text:span></text:span></text:p>
      <text:p text:style-name="P67"><text:span text:style-name="Source_20_Text"><text:span text:style-name="T62"/></text:span></text:p>
      <text:p text:style-name="P67"><text:span text:style-name="Source_20_Text"><text:span text:style-name="T62">Download of the fulltext from INSPIRE is currently not available</text:span></text:span></text:p>
      <text:p text:style-name="P67"><text:span text:style-name="Source_20_Text"><text:span text:style-name="T63">Copy the fulltext manually to /afs/desy.de/user/s/sachs/grobid/1776837_fulltext.pdf</text:span></text:span></text:p>
      <text:p text:style-name="P67"><text:span text:style-name="Source_20_Text"><text:span text:style-name="T63">And update the metadata in /afs/desy.de/user/s/sachs/grobid/1776837_metadata.txt now</text:span></text:span></text:p>
      <text:p text:style-name="P67"><text:span text:style-name="Source_20_Text"><text:span text:style-name="T62">e.g. CNUM and date - which will be copied to the contributions</text:span></text:span></text:p>
      <text:p text:style-name="P67"><text:span text:style-name="Source_20_Text"><text:span text:style-name="T62">001776837 269__ $$c2021-01-01</text:span></text:span></text:p>
      <text:p text:style-name="P67"><text:span text:style-name="Source_20_Text"><text:span text:style-name="T62">001776837 773__ $$wC99-99-99.1</text:span></text:span></text:p>
      <text:p text:style-name="P67"><text:span text:style-name="Source_20_Text"><text:span text:style-name="T62">001776837 980__ $$aConferencePaper</text:span></text:span></text:p>
      <text:p text:style-name="P67"><text:span text:style-name="Source_20_Text"><text:span text:style-name="T62">001776837 980__ $$aHEP</text:span></text:span></text:p>
      <text:p text:style-name="P67"><text:span text:style-name="Source_20_Text"><text:span text:style-name="T62"/></text:span></text:p>
      <text:p text:style-name="P67"><text:span text:style-name="Source_20_Text"><text:span text:style-name="T62">#############################################</text:span></text:span></text:p>
      <text:p text:style-name="P67"><text:span text:style-name="Source_20_Text"><text:span text:style-name="T62"><text:s/>you have to update /afs/desy.de/user/s/sachs/grobid/1776837_metadata.txt before you continue!!!</text:span></text:span></text:p>
      <text:p text:style-name="P67"><text:span text:style-name="Source_20_Text"><text:span text:style-name="T62"><text:s/>otherwise there will be wrong metadata in the records</text:span></text:span></text:p>
      <text:p text:style-name="P67"><text:span text:style-name="Source_20_Text"><text:span text:style-name="T62">#############################################</text:span></text:span></text:p>
      <text:p text:style-name="P67"><text:span text:style-name="Source_20_Text"><text:span text:style-name="T62">Do you want to cut the pdf? (possibly skip if it was already done) <text:s text:c="4"/>[y]/n</text:span></text:span></text:p>
      <text:p text:style-name="P67"><text:span text:style-name="Source_20_Text"><text:span text:style-name="T62">Type q to exit</text:span></text:span></text:p>
      <text:p text:style-name="P67"><text:span text:style-name="Source_20_Text"><text:span text:style-name="T62">y</text:span></text:span></text:p>
      <text:p text:style-name="P67"><text:span text:style-name="Source_20_Text"><text:span text:style-name="T62">split /afs/desy.de/user/s/sachs/grobid/1776837_fulltext.pdf pages 7-9 to /afs/desy.de/user/s/sachs/www/for_grobid/1776837_for_grobid/1776837_3-5.pdf</text:span></text:span></text:p>
      <text:p text:style-name="P67"><text:span text:style-name="Source_20_Text"><text:span text:style-name="T62">split /afs/desy.de/user/s/sachs/grobid/1776837_fulltext.pdf pages 11-13 to /afs/desy.de/user/s/sachs/www/for_grobid/1776837_for_grobid/1776837_7-9.pdf</text:span></text:span></text:p>
      <text:p text:style-name="P67"><text:span text:style-name="Source_20_Text"><text:span text:style-name="T62">split /afs/desy.de/user/s/sachs/grobid/1776837_fulltext.pdf pages 15-16 to /afs/desy.de/user/s/sachs/www/for_grobid/1776837_for_grobid/1776837_11-12.pdf</text:span></text:span></text:p>
      <text:p text:style-name="P67"><text:span text:style-name="Source_20_Text"><text:span text:style-name="T62">Extracted 3 pdf files into directory</text:span></text:span></text:p>
      <text:p text:style-name="P67"><text:span text:style-name="Source_20_Text"><text:span text:style-name="T62">/afs/desy.de/user/s/sachs/www/for_grobid/1776837_for_grobid</text:span></text:span></text:p>
      <text:p text:style-name="P67"><text:span text:style-name="Source_20_Text"><text:span text:style-name="T62"/></text:span></text:p>
      <text:p text:style-name="P67"><text:span text:style-name="Source_20_Text"><text:span text:style-name="T62"><text:s text:c="2"/>Call GROBID now? <text:s text:c="3"/>[y]/n/s</text:span></text:span></text:p>
      <text:p text:style-name="P67"><text:span text:style-name="Source_20_Text"><text:span text:style-name="T62"><text:s text:c="2"/>You can skip metadata extraction</text:span></text:span></text:p>
      <text:p text:style-name="P67"><text:span text:style-name="Source_20_Text"><text:span text:style-name="T62">y</text:span></text:span></text:p>
      <text:p text:style-name="P67"><text:span text:style-name="Source_20_Text"><text:span text:style-name="T62">/usr/lib/python2.7/site-packages/urllib3/connectionpool.py:1004: InsecureRequestWarning: Unverified HTTPS request is being made to host 'grobid.inspirebeta.net'. Adding certificate verification is strongly advised. See: https://urllib3.readthedocs.io/en/latest/advanced-usage.html#ssl-warnings</text:span></text:span></text:p>
      <text:p text:style-name="P67"><text:span text:style-name="Source_20_Text"><text:span text:style-name="T62"><text:s text:c="2"/>InsecureRequestWarning,</text:span></text:span></text:p>
      <text:p text:style-name="P68"><text:span text:style-name="Source_20_Text"><text:span text:style-name="T64">many of those warnings, please ignore</text:span></text:span></text:p>
      <text:p text:style-name="P67"><text:span text:style-name="Source_20_Text"><text:span text:style-name="T62"/></text:span></text:p>
      <text:p text:style-name="P67"><text:span text:style-name="Source_20_Text"><text:span text:style-name="T62"/></text:span></text:p>
      <text:p text:style-name="P67"><text:span text:style-name="Source_20_Text"><text:span text:style-name="T62">Finished processing...</text:span></text:span></text:p>
      <text:p text:style-name="P67"><text:span text:style-name="Source_20_Text"><text:span text:style-name="T62">Wrote 3 records to /afs/desy.de/user/s/sachs/grobid/grobid.split_1776837.xml</text:span></text:span></text:p>
      <text:p text:style-name="P67"><text:span text:style-name="Source_20_Text"><text:span text:style-name="T62"><text:s text:c="4"/>2 records with authors</text:span></text:span></text:p>
      <text:p text:style-name="P67"><text:span text:style-name="Source_20_Text"><text:span text:style-name="T62"><text:s text:c="4"/>2 records with titles</text:span></text:span></text:p>
      <text:p text:style-name="P67"><text:span text:style-name="Source_20_Text"><text:span text:style-name="T62"><text:s text:c="4"/>0 records with abstracts</text:span></text:span></text:p>
      <text:p text:style-name="P67"><text:span text:style-name="Source_20_Text"><text:span text:style-name="T62"/></text:span></text:p>
      <text:p text:style-name="P67"><text:span text:style-name="Source_20_Text"><text:span text:style-name="T63">You should now check grobid.split_1776837.xml</text:span></text:span></text:p>
      <text:p text:style-name="P67"><text:span text:style-name="Source_20_Text"><text:span text:style-name="T62"/></text:span></text:p>
      <text:p text:style-name="P67"><text:span text:style-name="Source_20_Text"><text:span text:style-name="T62">Then send it to the journal workflow:</text:span></text:span></text:p>
      <text:p text:style-name="P67"><text:span text:style-name="Source_20_Text"><text:span text:style-name="T62">&gt; tar -cf grobid.tar grobid.split_1776837.xml</text:span></text:span></text:p>
      <text:p text:style-name="P67"><text:span text:style-name="Source_20_Text"><text:span text:style-name="T62">&gt; echo grobid.split_1776837.xml | mail -s Grobid -a grobid.tar desydoc@desy.de</text:span></text:span></text:p>
      <text:p text:style-name="P67"><text:span text:style-name="Source_20_Text"><text:span text:style-name="T62"/></text:span></text:p>
      <text:p text:style-name="P67"><text:span text:style-name="Source_20_Text"><text:span text:style-name="T62">You can delete some files now:</text:span></text:span></text:p>
      <text:p text:style-name="P67"><text:span text:style-name="Source_20_Text"><text:span text:style-name="T62"><text:s/>rm /afs/desy.de/user/s/sachs/grobid/1776837_fulltext.pdf /afs/desy.de/user/s/sachs/grobid/1776837_metadata.txt</text:span></text:span></text:p>
      <text:p text:style-name="P67"><text:span text:style-name="Source_20_Text"><text:span text:style-name="T62"/></text:span></text:p>
      <text:p text:style-name="P67"><text:span text:style-name="Source_20_Text"><text:span text:style-name="T62">Other files in /afs/desy.de/user/s/sachs/www/for_grobid/1776837_for_grobid can be deleted when the records are in INSPIRE</text:span></text:span></text:p>
      <text:p text:style-name="P67"><text:span text:style-name="Source_20_Text"><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M Mono 8" svg:font-family="'LM Mono 8'" style:font-pitch="fixed"/>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14:56:57.109527453</meta:creation-date>
    <dc:date>2022-05-04T12:14:56.406100270</dc:date>
    <meta:editing-duration>PT9H9M</meta:editing-duration>
    <meta:editing-cycles>62</meta:editing-cycles>
    <meta:generator>LibreOffice/6.0.7.3$Linux_X86_64 LibreOffice_project/00m0$Build-3</meta:generator>
    <meta:document-statistic meta:table-count="0" meta:image-count="0" meta:object-count="0" meta:page-count="4" meta:paragraph-count="126" meta:word-count="1079" meta:character-count="8002" meta:non-whitespace-character-count="6971"/>
  </office:meta>
</office:document-meta>
</file>